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32pt" fo:font-weight="bold" officeooo:rsid="00294e5d" officeooo:paragraph-rsid="00294e5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style:font-size-asian="32pt" style:font-size-complex="32pt"/>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4pt" officeooo:rsid="00294e5d" officeooo:paragraph-rsid="002b02d2" style:font-size-asian="14pt" style:font-size-complex="14pt"/>
    </style:style>
    <style:style style:name="P8" style:family="paragraph" style:parent-style-name="Standard">
      <style:text-properties fo:font-size="14pt" officeooo:rsid="002b02d2" officeooo:paragraph-rsid="002b02d2" style:font-size-asian="14pt" style:font-size-complex="14pt"/>
    </style:style>
    <style:style style:name="P9" style:family="paragraph" style:parent-style-name="Standard">
      <style:text-properties fo:font-size="14pt" officeooo:rsid="002b02d2" officeooo:paragraph-rsid="00321bdf" style:font-size-asian="14pt" style:font-size-complex="14pt"/>
    </style:style>
    <style:style style:name="P10" style:family="paragraph" style:parent-style-name="Standard">
      <style:text-properties fo:font-size="14pt" officeooo:rsid="00321bdf" officeooo:paragraph-rsid="00321bdf" style:font-size-asian="14pt" style:font-size-complex="14pt"/>
    </style:style>
    <style:style style:name="P11" style:family="paragraph" style:parent-style-name="Standard">
      <style:text-properties fo:font-size="14pt" officeooo:rsid="0032f4cf" officeooo:paragraph-rsid="0032f4cf" style:font-size-asian="14pt" style:font-size-complex="14pt"/>
    </style:style>
    <style:style style:name="P12" style:family="paragraph" style:parent-style-name="Standard">
      <style:text-properties fo:font-size="14pt" officeooo:rsid="00337c58" officeooo:paragraph-rsid="00337c58" style:font-size-asian="14pt" style:font-size-complex="14pt"/>
    </style:style>
    <style:style style:name="T1" style:family="text">
      <style:text-properties officeooo:rsid="0024a07a"/>
    </style:style>
    <style:style style:name="T2" style:family="text">
      <style:text-properties officeooo:rsid="002892d6"/>
    </style:style>
    <style:style style:name="T3" style:family="text">
      <style:text-properties officeooo:rsid="00294e5d"/>
    </style:style>
    <style:style style:name="T4" style:family="text">
      <style:text-properties officeooo:rsid="002b02d2"/>
    </style:style>
    <style:style style:name="T5" style:family="text">
      <style:text-properties officeooo:rsid="002b42c5"/>
    </style:style>
    <style:style style:name="T6" style:family="text">
      <style:text-properties officeooo:rsid="0032f4cf"/>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ataxe-64</text:p>
      <text:p text:style-name="P4">Hash Tables</text:p>
      <text:p text:style-name="P5">Richard Parker <text:span text:style-name="T2">16</text:span>.<text:span text:style-name="T3">9</text:span>.201<text:span text:style-name="T1">5</text:span></text:p>
      <text:p text:style-name="P1"/>
      <text:p text:style-name="P6">Section 1 – Introduction</text:p>
      <text:p text:style-name="P2"/>
      <text:p text:style-name="P7">This document <text:span text:style-name="T4">attempts the design of the meataxe64 hash-table. <text:s/>Its immediate use is for holding a list of vectors (either all of them, some semi-canonical ones or the canonical ones) and as such the “key” consists of anywhere up to a kilobyte or so, making it important to avoid most of the memory access. <text:s/>Also it must be possible to use in a multi-threaded environment, as both reading and writing can ideally occur asynchronously.</text:span></text:p>
      <text:p text:style-name="P7"/>
      <text:p text:style-name="P8">Aiming intially at 100-byte vectors, it is clear that the ordinary hash table either wastes quite a bit of memory, or is likely to fetch several cache-lines – especially if the vector is, in fact, not in the table. <text:s/>Instead I propose to store the vectors in a separate array (which I will call table 2) and table 1 consists mainly of an <text:span text:style-name="T5">extra partial hash, as</text:span> well as a lock.</text:p>
      <text:p text:style-name="P8"/>
      <text:p text:style-name="P9">The first step in any vector lookup is to hash the vector. <text:s/>This step needs to produce <text:span text:style-name="T5">hash-1 as an index to tables 1 and 2 and hence a value in the range 0 . . . SIZE-1 (the same index is used for both) and hash-2 – a value in the range 2...255 – the values 0 and 1 are reserved for EMPTY and LOCKED respectively.</text:span></text:p>
      <text:p text:style-name="P9"/>
      <text:p text:style-name="P10">The usual operation is READ/INSERT where the vector is located in the table, being first inserted if it is not there. <text:s/>In this case the main operation is a (locked) compare-and-exchange, whereby if the byte is zero it is replaced by 1, and otherwise the value present is returned. <text:s/>If this value is 1, a spinlock is required to find out when the vector insertion has been completed and what the hash-2 is. <text:s/><text:span text:style-name="T6">Otherwise the hash-2 is compared and if it matches, it is necessary to compare the vector itself. <text:s/>If the vector is not the one we want we proceed to the next byte in the same way, with wrap-around at the end of the table.</text:span></text:p>
      <text:p text:style-name="P11">If the compare-and-exchange succeeds, that slot is ours and we now move our vector into table 2, and finally put the hash-2 into the byte.</text:p>
      <text:p text:style-name="P11"/>
      <text:p text:style-name="P12">Once the table is known to be complete, it is possible to simply read the table without locking, since there will not be any values of 1, and if an empty slot is encountered, the record is not in the table, which is probably and error condition.</text:p>
      <text:p text:style-name="P12"/>
      <text:p text:style-name="P12">If the <text:span text:style-name="T7">delete</text:span><text:span text:style-name="T8"> operation is also necessary, there are two approaches. <text:s/>One is to reserve a third value for the byte as deleted. <text:s/>Reading must pass over it but writing can use it, which makes locking a bit complicated. <text:s/>Worse is if the segment is to be rearranged to return a slot to empty. <text:s/>I cannot immediately see how to do this, either. <text:s/>In the </text:span><text:soft-page-break/><text:span text:style-name="T8">intended operation of vector permute, delete is not required, but it makes sense to check to see whether it can be readily incorpor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8-09T22:46:42.162821531</dc:date>
    <meta:editing-duration>P1DT8M27S</meta:editing-duration>
    <meta:editing-cycles>143</meta:editing-cycles>
    <meta:generator>LibreOffice/5.1.4.2$Linux_X86_64 LibreOffice_project/10m0$Build-2</meta:generator>
    <meta:printed-by>User </meta:printed-by>
    <meta:print-date>2012-08-06T12:45:35</meta:print-date>
    <meta:document-statistic meta:table-count="0" meta:image-count="0" meta:object-count="0" meta:page-count="2" meta:paragraph-count="11" meta:word-count="495" meta:character-count="2687" meta:non-whitespace-character-count="2186"/>
  </office:meta>
</office:document-meta>
</file>